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Arial-BoldMT" svg:font-family="Arial-BoldMT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-BoldMT1" svg:font-family="Arial-BoldMT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424in" fo:margin-left="-0.0785in" fo:margin-top="0in" fo:margin-bottom="0in" table:align="left"/>
    </style:style>
    <style:style style:name="Table1.A" style:family="table-column">
      <style:table-column-properties style:column-width="1.3424in"/>
    </style:style>
    <style:style style:name="Table1.B" style:family="table-column">
      <style:table-column-properties style:column-width="3.3215in"/>
    </style:style>
    <style:style style:name="Table1.C" style:family="table-column">
      <style:table-column-properties style:column-width="1.078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bold" style:font-name-asian="Arial-BoldMT1" style:font-size-asian="14pt" style:font-style-asian="normal" style:font-weight-asian="bold" style:font-name-complex="Arial-BoldMT1" style:font-size-complex="14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bold" style:font-name-asian="Arial-BoldMT1" style:font-size-asian="14pt" style:font-style-asian="normal" style:font-weight-asian="bold" style:font-name-complex="Arial-BoldMT1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bold" style:font-name-asian="Arial-BoldMT1" style:font-size-asian="12pt" style:font-style-asian="normal" style:font-weight-asian="bold" style:font-name-complex="Arial-BoldMT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933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normal" style:font-name-asian="Arial-BoldMT1" style:font-size-asian="14pt" style:font-style-asian="normal" style:font-weight-asian="normal" style:font-name-complex="Arial-BoldMT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normal" style:font-name-asian="Arial-BoldMT1" style:font-size-asian="14pt" style:font-style-asian="normal" style:font-weight-asian="normal" style:font-name-complex="Arial-BoldMT1" style:font-size-complex="14pt"/>
    </style:style>
    <style:style style:name="P9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normal" style:font-name-asian="Arial-BoldMT1" style:font-size-asian="14pt" style:font-style-asian="normal" style:font-weight-asian="normal" style:font-name-complex="Arial-BoldMT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lways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12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5.9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/>
      <style:text-properties style:text-position="0% 100%"/>
    </style:style>
    <style:style style:name="P15" style:family="paragraph" style:parent-style-name="Standard">
      <style:paragraph-properties fo:margin-top="0in" fo:margin-bottom="0in" loext:contextual-spacing="false"/>
      <style:text-properties style:text-position="0% 100%" style:font-name="Arial-BoldMT" fo:font-size="14pt" style:font-name-asian="Arial-BoldMT1" style:font-size-asian="14pt" style:font-name-complex="Arial-BoldMT1" style:font-size-complex="14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font-name="Arial-BoldMT" fo:font-size="14pt" style:font-name-asian="Arial-BoldMT1" style:font-size-asian="14pt" style:font-name-complex="Arial-BoldMT1" style:font-size-complex="14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font-name="Arial-BoldMT" fo:font-size="11pt" style:font-name-asian="Arial-BoldMT1" style:font-size-asian="11pt" style:font-name-complex="Arial-BoldMT1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text-position="0% 100%" style:font-name="Arial-BoldMT" style:font-name-asian="Arial-BoldMT1" style:font-name-complex="Arial-BoldMT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font-name="Arial-BoldMT" style:font-name-asian="Arial-BoldMT1" style:font-name-complex="Arial-BoldMT1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Arial-BoldMT" fo:font-size="12pt" fo:font-weight="normal" style:font-name-asian="Arial-BoldMT1" style:font-size-asian="12pt" style:font-weight-asian="normal" style:font-name-complex="Arial-BoldMT1" style:font-size-complex="12pt"/>
    </style:style>
    <style:style style:name="P21" style:family="paragraph" style:parent-style-name="Standard">
      <style:paragraph-properties fo:margin-top="0in" fo:margin-bottom="0in" loext:contextual-spacing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 fo:break-before="page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 fo:break-before="page"/>
    </style:style>
    <style:style style:name="P27" style:family="paragraph" style:parent-style-name="Standard">
      <style:paragraph-properties fo:margin-top="0in" fo:margin-bottom="0in" loext:contextual-spacing="false" fo:break-before="pag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28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9" style:family="paragraph" style:parent-style-name="Standard">
      <style:paragraph-properties fo:margin-left="0.139in" fo:margin-right="0in" fo:margin-top="0in" fo:margin-bottom="0in" loext:contextual-spacing="false" fo:line-height="100%" fo:text-align="start" style:justify-single-word="false" fo:keep-together="auto" fo:orphans="2" fo:widows="2" fo:text-indent="-0.139in" style:auto-text-indent="false" fo:padding="0in" fo:border="none" fo:keep-with-next="auto">
        <style:tab-stops>
          <style:tab-stop style:position="5.9335in" style:type="right"/>
        </style:tab-stops>
      </style:paragraph-properties>
    </style:style>
    <style:style style:name="P30" style:family="paragraph" style:parent-style-name="Standard">
      <style:paragraph-properties fo:margin-left="0.139in" fo:margin-right="0in" fo:margin-top="0in" fo:margin-bottom="0in" loext:contextual-spacing="false" fo:line-height="100%" fo:text-align="start" style:justify-single-word="false" fo:keep-together="auto" fo:orphans="2" fo:widows="2" fo:text-indent="-0.139in" style:auto-text-indent="false" fo:padding="0in" fo:border="none" fo:keep-with-next="auto">
        <style:tab-stops>
          <style:tab-stop style:position="5.9335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4917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bold" style:font-name-asian="Arial-BoldMT1" style:font-size-asian="12pt" style:font-style-asian="normal" style:font-weight-asian="bold" style:font-name-complex="Arial-BoldMT1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normal" style:font-name-asian="Arial-BoldMT1" style:font-size-asian="12pt" style:font-style-asian="normal" style:font-weight-asian="normal" style:font-name-complex="Arial-BoldMT1" style:font-size-complex="12pt"/>
    </style:style>
    <style:style style:name="P34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keep-together="auto" fo:orphans="2" fo:widows="2" fo:text-indent="0.25in" style:auto-text-indent="false" fo:padding="0in" fo:border="none" fo:keep-with-next="auto"/>
    </style:style>
    <style:style style:name="P35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.25in" style:auto-text-indent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36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.25in" style:auto-text-indent="false"/>
    </style:style>
    <style:style style:name="P37" style:family="paragraph" style:parent-style-name="Standard">
      <style:paragraph-properties fo:margin-left="0.7417in" fo:margin-right="0in" fo:margin-top="0in" fo:margin-bottom="0in" loext:contextual-spacing="false" fo:text-align="justify" style:justify-single-word="false" fo:text-indent="0in" style:auto-text-indent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38" style:family="paragraph" style:parent-style-name="Standard">
      <style:paragraph-properties fo:margin-left="0.7417in" fo:margin-right="0in" fo:margin-top="0in" fo:margin-bottom="0in" loext:contextual-spacing="false" fo:text-align="justify" style:justify-single-word="false" fo:text-indent="0in" style:auto-text-indent="false"/>
    </style:style>
    <style:style style:name="P39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keep-together="auto" fo:orphans="2" fo:widows="2" fo:text-indent="0.295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normal" style:font-name-asian="Arial-BoldMT1" style:font-size-asian="12pt" style:font-style-asian="normal" style:font-weight-asian="normal" style:font-name-complex="Arial-BoldMT1" style:font-size-complex="12pt"/>
    </style:style>
    <style:style style:name="P40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keep-together="auto" fo:orphans="2" fo:widows="2" fo:text-indent="0.2957in" style:auto-text-indent="false" fo:padding="0in" fo:border="none" fo:keep-with-next="auto"/>
    </style:style>
    <style:style style:name="P41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.2957in" style:auto-text-indent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42" style:family="paragraph" style:parent-style-name="Standard" style:list-style-name="WWNum2">
      <style:paragraph-properties fo:margin-left="0.7091in" fo:margin-right="0in" fo:margin-top="0in" fo:margin-bottom="0in" loext:contextual-spacing="false" fo:text-align="justify" style:justify-single-word="false" fo:text-indent="-0.2362in" style:auto-text-indent="false"/>
    </style:style>
    <style:style style:name="P43" style:family="paragraph" style:parent-style-name="Standard" style:list-style-name="WWNum3">
      <style:paragraph-properties fo:margin-left="0.7091in" fo:margin-right="0in" fo:margin-top="0in" fo:margin-bottom="0in" loext:contextual-spacing="false" fo:line-height="100%" fo:text-align="justify" style:justify-single-word="false" fo:keep-together="auto" fo:orphans="2" fo:widows="2" fo:text-indent="-0.2362in" style:auto-text-indent="false" fo:padding="0in" fo:border="none" fo:keep-with-next="auto"/>
    </style:style>
    <style:style style:name="P44" style:family="paragraph" style:parent-style-name="Standard" style:list-style-name="WWNum1">
      <style:paragraph-properties fo:margin-left="0.7091in" fo:margin-right="0in" fo:margin-top="0in" fo:margin-bottom="0in" loext:contextual-spacing="false" fo:line-height="100%" fo:text-align="justify" style:justify-single-word="false" fo:keep-together="auto" fo:orphans="2" fo:widows="2" fo:text-indent="-0.2362in" style:auto-text-indent="false" fo:padding="0in" fo:border="none" fo:keep-with-next="auto"/>
    </style:style>
    <style:style style:name="P45" style:family="paragraph" style:parent-styl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46" style:family="paragraph" style:parent-styl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/>
    </style:style>
    <style:style style:name="P47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bold" style:font-name-asian="Arial-BoldMT1" style:font-size-asian="12pt" style:font-style-asian="normal" style:font-weight-asian="bold" style:font-name-complex="Arial-BoldMT1" style:font-size-complex="12pt"/>
    </style:style>
    <style:style style:name="P48" style:family="paragraph" style:parent-style-name="Standard">
      <style:paragraph-properties fo:margin-left="0.4925in" fo:margin-right="0in" fo:margin-top="0in" fo:margin-bottom="0in" loext:contextual-spacing="false" fo:text-align="justify" style:justify-single-word="false" fo:text-indent="0in" style:auto-text-indent="false"/>
    </style:style>
    <style:style style:name="P49" style:family="paragraph" style:parent-style-name="Standard">
      <style:paragraph-properties fo:margin-left="0.4925in" fo:margin-right="0in" fo:margin-top="0in" fo:margin-bottom="0in" loext:contextual-spacing="false" fo:text-align="justify" style:justify-single-word="false" fo:text-indent="0in" style:auto-text-indent="false"/>
      <style:text-properties style:font-name="Arial-BoldMT" fo:font-size="12pt" style:font-name-asian="Arial-BoldMT1" style:font-size-asian="12pt" style:font-name-complex="Arial-BoldMT1" style:font-size-complex="12pt"/>
    </style:style>
    <style:style style:name="P50" style:family="paragraph" style:parent-style-name="Standard">
      <style:paragraph-properties fo:margin-left="0.4925in" fo:margin-right="0in" fo:margin-top="0in" fo:margin-bottom="0in" loext:contextual-spacing="false" fo:text-align="justify" style:justify-single-word="false" fo:text-indent="-0.4925in" style:auto-text-indent="false"/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P51" style:family="paragraph" style:parent-style-name="Standard">
      <style:paragraph-properties fo:margin-left="0.4925in" fo:margin-right="0in" fo:margin-top="0in" fo:margin-bottom="0in" loext:contextual-spacing="false" fo:text-align="justify" style:justify-single-word="false" fo:text-indent="-0.4925in" style:auto-text-indent="false"/>
    </style:style>
    <style:style style:name="P52" style:family="paragraph" style:parent-style-name="Standard">
      <style:paragraph-properties fo:margin-left="0.4925in" fo:margin-right="0in" fo:margin-top="0in" fo:margin-bottom="0in" loext:contextual-spacing="false" fo:text-align="justify" style:justify-single-word="false" fo:text-indent="-0.4925in" style:auto-text-indent="false"/>
      <style:text-properties style:font-name="Arial-BoldMT" fo:font-size="12pt" style:font-name-asian="Arial-BoldMT1" style:font-size-asian="12pt" style:font-name-complex="Arial-BoldMT1" style:font-size-complex="12pt"/>
    </style:style>
    <style:style style:name="P53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T1" style:family="text">
      <style:text-properties style:text-position="0% 100%" style:font-name="Arial-BoldMT" fo:font-size="14pt" style:font-name-asian="Arial-BoldMT1" style:font-size-asian="14pt" style:font-name-complex="Arial-BoldMT1" style:font-size-complex="14pt"/>
    </style:style>
    <style:style style:name="T2" style:family="text">
      <style:text-properties style:text-position="0% 100%" style:font-name="Arial-BoldMT" fo:font-size="14pt" fo:font-weight="bold" style:font-name-asian="Arial-BoldMT1" style:font-size-asian="14pt" style:font-weight-asian="bold" style:font-name-complex="Arial-BoldMT1" style:font-size-complex="14pt"/>
    </style:style>
    <style:style style:name="T3" style:family="text">
      <style:text-properties style:text-position="0% 100%" style:font-name="Arial-BoldMT" style:font-name-asian="Arial-BoldMT1" style:font-name-complex="Arial-BoldMT1"/>
    </style:style>
    <style:style style:name="T4" style:family="text">
      <style:text-properties style:text-position="0% 100%" style:font-name="Arial-BoldMT" fo:font-size="12pt" fo:font-weight="bold" style:font-name-asian="Arial-BoldMT1" style:font-size-asian="12pt" style:font-weight-asian="bold" style:font-name-complex="Arial-BoldMT1" style:font-size-complex="12pt"/>
    </style:style>
    <style:style style:name="T5" style:family="text">
      <style:text-properties style:text-position="0% 100%" style:font-name="Arial-BoldMT" fo:font-size="12pt" fo:font-weight="normal" style:font-name-asian="Arial-BoldMT1" style:font-size-asian="12pt" style:font-weight-asian="normal" style:font-name-complex="Arial-BoldMT1" style:font-size-complex="12pt"/>
    </style:style>
    <style:style style:name="T6" style:family="text">
      <style:text-properties style:text-position="0% 100%" style:font-name="Arial-BoldMT" fo:font-size="12pt" style:font-name-asian="Arial-BoldMT1" style:font-size-asian="12pt" style:font-name-complex="Arial-BoldMT1" style:font-size-complex="12pt"/>
    </style:style>
    <style:style style:name="T7" style:family="text">
      <style:text-properties style:text-position="0% 100%" style:font-name="Arial-BoldMT" fo:font-size="12pt" style:text-underline-style="solid" style:text-underline-width="auto" style:text-underline-color="font-color" style:font-name-asian="Arial-BoldMT1" style:font-size-asian="12pt" style:font-name-complex="Arial-BoldMT1" style:font-size-complex="12pt"/>
    </style:style>
    <style:style style:name="T8" style:family="text">
      <style:text-properties style:text-position="0% 100%" style:font-name="Arial-BoldMT" fo:font-size="19pt" fo:font-weight="bold" style:font-name-asian="Arial-BoldMT1" style:font-size-asian="19pt" style:font-weight-asian="bold" style:font-name-complex="Arial-BoldMT1" style:font-size-complex="19pt"/>
    </style:style>
    <style:style style:name="T9" style:family="text">
      <style:text-properties style:text-position="0% 100%" style:font-name="Arial-BoldMT" fo:font-size="19pt" fo:font-weight="normal" style:font-name-asian="Arial-BoldMT1" style:font-size-asian="19pt" style:font-weight-asian="normal" style:font-name-complex="Arial-BoldMT1" style:font-size-complex="19pt"/>
    </style:style>
    <style:style style:name="T10" style:family="text">
      <style:text-properties style:text-position="0% 100%" fo:font-weight="bold" style:font-weight-asian="bold"/>
    </style:style>
    <style:style style:name="T11" style:family="text">
      <style:text-properties style:font-name="Arial-BoldMT" fo:font-size="19pt" fo:font-weight="bold" style:font-name-asian="Arial-BoldMT1" style:font-size-asian="19pt" style:font-weight-asian="bold" style:font-name-complex="Arial-BoldMT1" style:font-size-complex="19pt"/>
    </style:style>
    <style:style style:name="T12" style:family="text">
      <style:text-properties style:font-name="Arial-BoldMT" style:font-name-asian="Arial-BoldMT1" style:font-name-complex="Arial-BoldMT1"/>
    </style:style>
    <style:style style:name="T13" style:family="text">
      <style:text-properties style:font-name="Arial-BoldMT" fo:font-size="12pt" style:font-name-asian="Arial-BoldMT1" style:font-size-asian="12pt" style:font-name-complex="Arial-BoldMT1" style:font-size-complex="12pt"/>
    </style:style>
    <style:style style:name="T14" style:family="text">
      <style:text-properties style:font-name="Arial-BoldMT" fo:font-size="12pt" fo:font-weight="bold" style:font-name-asian="Arial-BoldMT1" style:font-size-asian="12pt" style:font-weight-asian="bold" style:font-name-complex="Arial-BoldMT1" style:font-size-complex="12pt"/>
    </style:style>
    <style:style style:name="T15" style:family="text">
      <style:text-properties style:font-name="Arial-BoldMT" fo:font-size="12pt" style:text-underline-style="solid" style:text-underline-width="auto" style:text-underline-color="font-color" style:font-name-asian="Arial-BoldMT1" style:font-size-asian="12pt" style:font-name-complex="Arial-BoldMT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-BoldMT" fo:font-size="19pt" fo:font-style="normal" style:text-underline-style="none" fo:font-weight="bold" style:font-name-asian="Arial-BoldMT1" style:font-size-asian="19pt" style:font-style-asian="normal" style:font-weight-asian="bold" style:font-name-complex="Arial-BoldMT1" style:font-size-complex="1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normal" style:font-name-asian="Arial-BoldMT1" style:font-size-asian="14pt" style:font-style-asian="normal" style:font-weight-asian="normal" style:font-name-complex="Arial-BoldMT1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-BoldMT" fo:font-size="14pt" fo:font-style="normal" style:text-underline-style="none" fo:font-weight="bold" style:font-name-asian="Arial-BoldMT1" style:font-size-asian="14pt" style:font-style-asian="normal" style:font-weight-asian="bold" style:font-name-complex="Arial-BoldMT1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bold" style:font-name-asian="Arial-BoldMT1" style:font-size-asian="12pt" style:font-style-asian="normal" style:font-weight-asian="bold" style:font-name-complex="Arial-BoldMT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-BoldMT" fo:font-size="12pt" fo:font-style="normal" style:text-underline-style="none" fo:font-weight="normal" style:font-name-asian="Arial-BoldMT1" style:font-size-asian="12pt" style:font-style-asian="normal" style:font-weight-asian="normal" style:font-name-complex="Arial-BoldMT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/>
    </style:style>
    <style:style style:name="T23" style:family="text">
      <style:text-properties fo:font-variant="small-caps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4" style:family="text">
      <style:text-properties fo:font-variant="small-caps" fo:color="#000000" style:text-line-through-style="none" style:text-line-through-type="none" style:text-position="0% 100%" style:font-name="Arial-BoldMT" fo:font-size="10pt" fo:font-style="normal" style:text-underline-style="none" fo:font-weight="bold" style:font-name-asian="Arial-BoldMT1" style:font-size-asian="10pt" style:font-style-asian="normal" style:font-weight-asian="bold" style:font-name-complex="Arial-BoldMT1" style:font-size-complex="10pt"/>
    </style:style>
    <style:style style:name="T25" style:family="text">
      <style:text-properties fo:font-weight="normal" style:font-weight-asian="normal"/>
    </style:style>
    <style:style style:name="T26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3"><text:span text:style-name="T1"><text:s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pan text:style-name="T11">TremBão</text:span><text:span text:style-name="T16"> – Sistema de</text:span><text:span text:style-name="T11"> delivery de comida</text:span></text:p>
      <text:p text:style-name="P14"/>
      <text:p text:style-name="P17"/>
      <text:p text:style-name="P14"><text:soft-page-break/></text:p>
      <text:p text:style-name="P19"/>
      <text:p text:style-name="P19"/>
      <text:p text:style-name="P19"/>
      <text:p text:style-name="P19"/>
      <text:p text:style-name="P16"/>
      <text:p text:style-name="P16"/>
      <text:p text:style-name="P16"/>
      <text:p text:style-name="P16"/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 text:name="_gjdgxs"/></text:p>
      <text:p text:style-name="P8"/>
      <text:p text:style-name="P6"><text:span text:style-name="T17">Juiz de Fora</text:span></text:p>
      <text:p text:style-name="P13"><text:span text:style-name="T3">20</text:span><text:span text:style-name="T12">18</text:span></text:p>
      <text:p text:style-name="P23"/>
      <text:section text:style-name="Sect1" text:name="TextSection">
        <text:p text:style-name="P20"><text:soft-page-break/></text:p>
        <text:p text:style-name="P25"><text:span text:style-name="T4">Revisões Anteriores</text:span>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ext:soft-page-break/>
          <table:table-row table:style-name="Table1.1">
            <table:table-cell table:style-name="Table1.A1" office:value-type="string">
              <text:p text:style-name="P24"><text:span text:style-name="T4">Revisor</text:span></text:p>
            </table:table-cell>
            <table:table-cell table:style-name="Table1.A1" office:value-type="string">
              <text:p text:style-name="P24"><text:span text:style-name="T4">Descrição</text:span></text:p>
            </table:table-cell>
            <table:table-cell table:style-name="Table1.A1" office:value-type="string">
              <text:p text:style-name="P24"><text:span text:style-name="T4">Data</text:span></text:p>
            </table:table-cell>
          </table:table-row>
          <table:table-row table:style-name="Table1.2"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</table:table-row>
          <table:table-row table:style-name="Table1.3"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</table:table-row>
          <table:table-row table:style-name="Table1.4"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</table:table-row>
          <table:table-row table:style-name="Table1.5"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  <table:table-cell table:style-name="Table1.A1" office:value-type="string">
              <text:p text:style-name="P20"/>
            </table:table-cell>
          </table:table-row>
        </table:table>
        <text:p text:style-name="P20"><text:soft-page-break/></text:p>
        <text:p text:style-name="P26"><text:span text:style-name="T2">Índice</text:span></text:p>
        <text:p text:style-name="P13"/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9"><text:a xlink:type="simple" xlink:href="#_30j0zll" text:style-name="Index_20_Link" text:visited-style-name="Index_20_Link"><text:span text:style-name="T23">1.1. Propósito:<text:tab/>5</text:span></text:a></text:p>
            <text:p text:style-name="P29"><text:a xlink:type="simple" xlink:href="#_1fob9te" text:style-name="Index_20_Link" text:visited-style-name="Index_20_Link"><text:span text:style-name="T23">1.2. Escopo:<text:tab/>5</text:span></text:a></text:p>
            <text:p text:style-name="P29"><text:a xlink:type="simple" xlink:href="#_3znysh7" text:style-name="Index_20_Link" text:visited-style-name="Index_20_Link"><text:span text:style-name="T23">1.3. Definições e Siglas:<text:tab/>5</text:span></text:a></text:p>
            <text:p text:style-name="P12"><text:a xlink:type="simple" xlink:href="#_2et92p0" text:style-name="Index_20_Link" text:visited-style-name="Index_20_Link"><text:span text:style-name="T24">2. DESCRIÇÃO GERAL:<text:tab/>6</text:span></text:a></text:p>
            <text:p text:style-name="P29"><text:a xlink:type="simple" xlink:href="#_tyjcwt" text:style-name="Index_20_Link" text:visited-style-name="Index_20_Link"><text:span text:style-name="T23">2.1. Visão Geral do Produto:<text:tab/>6</text:span></text:a></text:p>
            <text:p text:style-name="P29"><text:a xlink:type="simple" xlink:href="#_3dy6vkm" text:style-name="Index_20_Link" text:visited-style-name="Index_20_Link"><text:span text:style-name="T23">2.2. Perspectivas do Produto:<text:tab/>6</text:span></text:a></text:p>
            <text:p text:style-name="P29"><text:a xlink:type="simple" xlink:href="#_4d34og8" text:style-name="Index_20_Link" text:visited-style-name="Index_20_Link"><text:span text:style-name="T23">2.3.Funções do Produto:<text:tab/>6</text:span></text:a></text:p>
            <text:p text:style-name="P12"><text:a xlink:type="simple" xlink:href="#_3j2qqm3" text:style-name="Index_20_Link" text:visited-style-name="Index_20_Link"><text:span text:style-name="T24">3.REQUISITOS ESPECÍFICOS:<text:tab/>7</text:span></text:a></text:p>
            <text:p text:style-name="P29"><text:a xlink:type="simple" xlink:href="#_1y810tw" text:style-name="Index_20_Link" text:visited-style-name="Index_20_Link"><text:span text:style-name="T23">3.1. Requisitos Funcionais:<text:tab/>7</text:span></text:a></text:p>
            <text:p text:style-name="P29"><text:a xlink:type="simple" xlink:href="#_4i7ojhp" text:style-name="Index_20_Link" text:visited-style-name="Index_20_Link"><text:span text:style-name="T23">3.2. Requisitos não funcionais:<text:tab/>9</text:span></text:a></text:p>
            <text:p text:style-name="P4"/>
          </text:index-body>
        </text:table-of-content>
        <text:p text:style-name="P1"/>
        <text:p text:style-name="P15"/>
        <text:p text:style-name="P27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3"><text:span text:style-name="T8">Especificação dos Requisitos do Software</text:span></text:p>
        <text:p text:style-name="P6"><text:span text:style-name="T11">TremBão</text:span></text:p>
        <text:p text:style-name="P10"><text:span text:style-name="T16">1. Introdução:</text:span></text:p>
        <text:p text:style-name="P22"><text:bookmark text:name="_30j0zll"/></text:p>
        <text:p text:style-name="P31"><text:span text:style-name="T19">1.1. Propósito:</text:span></text:p>
        <text:p text:style-name="P33"/>
        <text:p text:style-name="P34"><text:span text:style-name="T20">O presente documento tem o objetivo de especificar e estabelecer os requisitos para o desenvolvimento de um sistema de </text:span><text:span text:style-name="T13">delivery de comida</text:span><text:span text:style-name="T20">.</text:span></text:p>
        <text:p text:style-name="P22"><text:bookmark text:name="_1fob9te"/></text:p>
        <text:p text:style-name="P31"><text:span text:style-name="T19">1.2. Escopo:</text:span></text:p>
        <text:p text:style-name="P35"/>
        <text:p text:style-name="P36"><text:span text:style-name="T6">O objetivo deste sistema é </text:span><text:span text:style-name="T13">a possibilidade de restaurantes cadastrados exibirem os seus cardápios e dos usuários realizarem seus pedidos utilizando o sistema como intermediário</text:span></text:p>
        <text:p text:style-name="P31"><text:span text:style-name="T19">1.3. Definições e Siglas:</text:span></text:p>
        <text:p text:style-name="P37"/>
        <text:p text:style-name="P38"><text:span text:style-name="T14">TremBão</text:span><text:span text:style-name="T4">: </text:span><text:span text:style-name="T6">nome dado ao Sistema de </text:span><text:span text:style-name="T13">Delivery de comida</text:span><text:span text:style-name="T6">.</text:span></text:p>
        <text:p text:style-name="P37"/>
        <text:p text:style-name="P37"/>
        <text:p text:style-name="P22"/>
        <text:p text:style-name="P22"/>
        <text:p text:style-name="P22"><text:bookmark text:name="_2et92p0"/></text:p>
        <text:p text:style-name="P11"><text:span text:style-name="T18">2. Descrição Geral:</text:span></text:p>
        <text:p text:style-name="P20"><text:bookmark text:name="_tyjcwt"/></text:p>
        <text:p text:style-name="P31"><text:span text:style-name="T19">2.1. Visão Geral do Produto:</text:span></text:p>
        <text:p text:style-name="P39"/>
        <text:p text:style-name="P40"><text:span text:style-name="T20">Esse sistema tem como objetivo </text:span><text:span text:style-name="T13">realizar o intermédio de pedidos entre o restaurante cadastrado e o cliente</text:span></text:p>
        <text:p text:style-name="P31"><text:span text:style-name="T19">2.2. Perspectivas do Produto:</text:span></text:p>
        <text:p text:style-name="P31"><text:span text:style-name="T6"><text:s/></text:span></text:p>
        <text:list xml:id="list969160785620824960" text:style-name="WWNum2">
          <text:list-item>
            <text:p text:style-name="P42"><text:span text:style-name="T6">O sistema utilizará uma camada de persistência que irá interagir entre o produto e o banco de dados.</text:span><text:span text:style-name="T10"> </text:span></text:p>
          </text:list-item>
        </text:list>
        <text:p text:style-name="P41"/>
        <text:list xml:id="list131046593811789" text:continue-numbering="true" text:style-name="WWNum2">
          <text:list-item>
            <text:p text:style-name="P42"><text:span text:style-name="T6">Requisitos de Software: o sistema será des</text:span><text:span text:style-name="T13">envolvido utilizando as tecnologias javascript, html e css.</text:span></text:p>
          </text:list-item>
        </text:list>
        <text:p text:style-name="P45"/>
        <text:p text:style-name="P45"><text:bookmark text:name="_4d34og8"/></text:p>
        <text:p text:style-name="P31"><text:span text:style-name="T19">2.3.Funções do Produto:</text:span></text:p>
        <text:p text:style-name="P47"><text:bookmark text:name="_2s8eyo1"/></text:p>
        <text:list xml:id="list4612969790284600418" text:style-name="WWNum3">
          <text:list-item>
            <text:p text:style-name="P43"><text:bookmark text:name="_17dp8vu"/><text:span text:style-name="T20">Cadastro de C</text:span><text:span text:style-name="T13">lientes</text:span></text:p>
          </text:list-item>
          <text:list-item>
            <text:p text:style-name="P43"><text:bookmark text:name="_3rdcrjn"/><text:span text:style-name="T20">Cadastro de </text:span><text:span text:style-name="T13">Restaurantes</text:span></text:p>
          </text:list-item>
          <text:list-item>
            <text:p text:style-name="P43"><text:bookmark text:name="_26in1rg"/><text:span text:style-name="T13">Visualização de restaurantes</text:span></text:p>
          </text:list-item>
          <text:list-item>
            <text:p text:style-name="P43"><text:bookmark text:name="_lnxbz9"/><text:span text:style-name="T13">Cadastro de refeições por restaurante</text:span></text:p>
          </text:list-item>
          <text:list-item>
            <text:p text:style-name="P43"><text:bookmark text:name="_35nkun2"/><text:span text:style-name="T13">Visualização do cardápio de um restaurante</text:span></text:p>
          </text:list-item>
          <text:list-item>
            <text:p text:style-name="P43"><text:bookmark text:name="_1ksv4uv"/><text:span text:style-name="T13">Realização de pedidos</text:span></text:p>
          </text:list-item>
        </text:list>
        <text:list xml:id="list9207273596161104950" text:style-name="WWNum1">
          <text:list-item>
            <text:p text:style-name="P44"><text:bookmark text:name="_44sinio"/><text:span text:style-name="T13">Avaliação de restaurantes </text:span></text:p>
          </text:list-item>
        </text:list>
        <text:list xml:id="list131044767258029" text:continue-list="list4612969790284600418" text:style-name="WWNum3">
          <text:list-item>
            <text:p text:style-name="P43"><text:bookmark text:name="_2jxsxqh"/><text:soft-page-break/><text:span text:style-name="T13">Contato com restaurantes</text:span></text:p>
          </text:list-item>
          <text:list-item>
            <text:p text:style-name="P43"><text:bookmark text:name="_z337ya"/><text:span text:style-name="T13">Comparação de preços de refeições por restaurante</text:span></text:p>
          </text:list-item>
          <text:list-item>
            <text:p text:style-name="P43"><text:span text:style-name="T13">Avaliação de refeições</text:span></text:p>
          </text:list-item>
        </text:list>
        <text:p text:style-name="P46"><text:span text:style-name="T6"><text:s text:c="7"/></text:span></text:p>
        <text:p text:style-name="P1"><text:bookmark text:name="_3j2qqm3"/></text:p>
        <text:p text:style-name="P11"><text:span text:style-name="T18">3. Requisitos Específicos:</text:span></text:p>
        <text:p text:style-name="P3"><text:bookmark text:name="_1y810tw"/></text:p>
        <text:p text:style-name="P31"><text:span text:style-name="T19">3.1. Requisitos Funcionais:</text:span></text:p>
        <text:p text:style-name="P32"/>
        <text:p text:style-name="P22"/>
        <text:p text:style-name="P48"><text:span text:style-name="T6"><text:tab/></text:span><text:span text:style-name="T7">Requisito Funcional 1</text:span><text:span text:style-name="T6">: </text:span><text:span text:style-name="T13">O sistema deve permitir ao usuário cadastrar uma nova conta, contendo nome, endereço de entrega, cpf, cartão de crédito facultativo, o tipo de conta(dono de restaurante ou cliente), o login e a senha;</text:span></text:p>
        <text:p text:style-name="P48"><text:span text:style-name="T6"><text:tab/></text:span><text:span text:style-name="T7">Requisito Funcional 2</text:span><text:span text:style-name="T6">: </text:span><text:span text:style-name="T13">O sistema deve permitir ao dono de restaurante cadastrar filiais do seu restaurante no sistema contendo localização, nome, cnpj e fotos do restaurante</text:span><text:span text:style-name="T6">;</text:span></text:p>
        <text:p text:style-name="P48"><text:span text:style-name="T6"><text:tab/></text:span><text:span text:style-name="T7">Requisito Funcional 3</text:span><text:span text:style-name="T6">: </text:span><text:span text:style-name="T13">O sistema deve permitir ao usuário visualizar a página de um restaurante previamente cadastrado no sistema exibindo as informações do restaurante e as avaliações dos usuários</text:span><text:span text:style-name="T6">;</text:span></text:p>
        <text:p text:style-name="P48"><text:span text:style-name="T6"><text:tab/></text:span><text:span text:style-name="T7">Requisito funcional 4</text:span><text:span text:style-name="T6">: </text:span><text:span text:style-name="T13">O sistema deve permitir ao dono de restaurante cadastrar uma refeição em um determinado cardápio, contendo nome da refeição, preço, ingredientes e imagens da refeição</text:span><text:span text:style-name="T6">; </text:span></text:p>
        <text:p text:style-name="P48"><text:span text:style-name="T6"><text:tab/></text:span><text:span text:style-name="T7">Requisito Funcional 5</text:span><text:span text:style-name="T6">: </text:span><text:span text:style-name="T13">O sistema deve permitir ao usuário visualizar o cardápio de um determinado restaurante, exibindo os dados de cada refeição e os comentários e avaliações referentes à mesma</text:span><text:span text:style-name="T6">;</text:span></text:p>
        <text:p text:style-name="P48"><text:span text:style-name="T6"><text:tab/></text:span><text:span text:style-name="T7">Requisito Funcional 6</text:span><text:span text:style-name="T6">: </text:span><text:span text:style-name="T13">O sistema deve permitir ao cliente realizar um pedido contendo refeições de um restaurante específico e deve ainda permitir escolher o método de pagamento</text:span><text:span text:style-name="T6">;</text:span></text:p>
        <text:p text:style-name="P48"><text:span text:style-name="T6"><text:tab/></text:span><text:span text:style-name="T7">Requisito Funcional 7</text:span><text:span text:style-name="T6">: </text:span><text:span text:style-name="T13">O sistema deve permitir ao cliente comentar e avaliar sobre um restaurante que este tenha realizado pedido</text:span><text:span text:style-name="T6">;</text:span></text:p>
        <text:p text:style-name="P48"><text:span text:style-name="T6"><text:tab/></text:span><text:span text:style-name="T7">Requisito Funcional 8</text:span><text:span text:style-name="T6">: </text:span><text:span text:style-name="T13">O sistema deve permitir ao cliente entrar em contato com um restaurante por meio de mensagem de texto</text:span><text:span text:style-name="T6">;</text:span></text:p>
        <text:p text:style-name="P48"><text:span text:style-name="T6"><text:tab/></text:span><text:span text:style-name="T7">Requisito Funcional 9</text:span><text:span text:style-name="T6">: </text:span><text:span text:style-name="T13">O sistema deve permitir ao usuário realizar a busca de uma refeição específica e visualizar o preço em todos os restaurantes que oferecem a mesma refeição</text:span><text:span text:style-name="T6">;</text:span></text:p>
        <text:p text:style-name="P48"><text:span text:style-name="T6"><text:tab/></text:span><text:span text:style-name="T7">Requisito Funcional 10</text:span><text:span text:style-name="T6">: </text:span><text:span text:style-name="T13">O sistema deve permitir ao usuário comentar e avaliar uma determinada refeição que este tenha solicitado.</text:span></text:p>
        <text:p text:style-name="P49"/>
        <text:p text:style-name="P31"><text:span text:style-name="T19">3.2. Requisitos não funcionais: </text:span></text:p>
        <text:p text:style-name="P50"/>
        <text:p text:style-name="P51"><text:span text:style-name="T6"><text:tab/><text:tab/></text:span><text:span text:style-name="T7">Requisito não funcional 1</text:span><text:span text:style-name="T6">: <text:s/>O sistema deve </text:span><text:span text:style-name="T13">estar sempre online, salvo em necessidades de manutenção</text:span><text:span text:style-name="T6">.</text:span></text:p>
        <text:p text:style-name="P48"><text:span text:style-name="T6"><text:tab/></text:span><text:span text:style-name="T7">Requisito não funcional 2</text:span><text:span text:style-name="T6">: O sistema deve possuir a estrutura cliente/servidor.</text:span></text:p>
        <text:p text:style-name="P51"><text:span text:style-name="T6"><text:tab/><text:tab/></text:span><text:span text:style-name="T7">Requisito não funcional 3</text:span><text:span text:style-name="T6">: O sistema deve tratar a concorrência para inserir, deletar e atualizar registros no banco de dados.</text:span></text:p>
        <text:p text:style-name="P51"><text:soft-page-break/><text:span text:style-name="T6"><text:tab/><text:tab/></text:span><text:span text:style-name="T7">Requisito não funcional 4</text:span><text:span text:style-name="T6">: O sistema deve utilizar o banco de dados relacional </text:span><text:span text:style-name="T13">MySQL</text:span><text:span text:style-name="T6">.</text:span></text:p>
        <text:p text:style-name="P51"><text:span text:style-name="T6"><text:tab/><text:tab/></text:span><text:span text:style-name="T7">Requisito não funcional 5</text:span><text:span text:style-name="T6">: </text:span><text:span text:style-name="T13">O sistema deve realizar verificação de CPFs e CNPJs inválidos impedindo o cadastro dos mesmos.</text:span></text:p>
        <text:p text:style-name="P51"><text:span text:style-name="T6"><text:tab/><text:tab/></text:span><text:span text:style-name="T7">Requisito não funcional 6</text:span><text:span text:style-name="T6">:</text:span><text:span text:style-name="T13"> O sistema deve emitir notificações sonoras e visuais ao confirmar um pedido</text:span><text:span text:style-name="T6">.</text:span></text:p>
        <text:p text:style-name="P53"><text:span text:style-name="T15">Requisito não funcional 7</text:span><text:span text:style-name="T13">: O sistema deve impedir a visualização dos registros de senhas no banco de dados.</text:span></text:p>
        <text:p text:style-name="P52"/>
        <text:p text:style-name="P50"/>
        <text:p text:style-name="P50"/>
        <text:p text:style-name="P24"><text:span text:style-name="T6"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Arial-BoldMT" svg:font-family="Arial-BoldMT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-BoldMT1" svg:font-family="Arial-BoldMT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2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✓" text:bullet-char="✓">
        <style:list-level-properties text:list-level-position-and-space-mode="label-alignment">
          <style:list-level-label-alignment text:label-followed-by="listtab" fo:text-indent="-0.2366in" fo:margin-left="0.7091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✓" text:bullet-char="✓">
        <style:list-level-properties text:list-level-position-and-space-mode="label-alignment">
          <style:list-level-label-alignment text:label-followed-by="listtab" fo:text-indent="-0.2366in" fo:margin-left="0.7091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✓" text:bullet-char="✓">
        <style:list-level-properties text:list-level-position-and-space-mode="label-alignment">
          <style:list-level-label-alignment text:label-followed-by="listtab" fo:text-indent="-0.2366in" fo:margin-left="0.7091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.9846in" fo:margin-bottom="0.5in" fo:margin-left="1.3783in" fo:margin-right="1.1811in" style:writing-mode="lr-tb" style:layout-grid-color="#c0c0c0" style:layout-grid-lines="22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846in" fo:margin-bottom="0.9846in" fo:margin-left="1.3783in" fo:margin-right="1.1811in" style:writing-mode="lr-tb" style:layout-grid-color="#c0c0c0" style:layout-grid-lines="229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 text:name="_qsh70q"/><text:page-number text:select-page="current">13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3" meta:paragraph-count="69" meta:word-count="634" meta:character-count="4105" meta:non-whitespace-character-count="3511"/>
    <meta:generator>LibreOfficeDev/5.1.0.3$Linux_X86_64 LibreOffice_project/</meta:generator>
  </office:meta>
</office:document-meta>
</file>